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SClarity-Medium" svg:font-family="CSClarity-Medium" style:font-family-generic="swiss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75in" text:list-level-position-and-space-mode="label-alignment">
          <style:list-level-label-alignment text:label-followed-by="listtab" fo:margin-left="0.525in" fo:text-indent="-0.27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style:text-autospace="none" fo:margin-bottom="0in" fo:line-height="100%"/>
      <style:text-properties style:font-name="CSClarity-Medium" style:font-name-complex="CSClarity-Medium" fo:color="#263648" fo:font-size="20pt" style:font-size-asian="20pt" style:font-size-complex="20pt"/>
    </style:style>
    <style:style style:name="P2" style:parent-style-name="Normal" style:family="paragraph">
      <style:paragraph-properties style:text-autospace="none" fo:margin-bottom="0in" fo:line-height="100%"/>
      <style:text-properties style:font-name="CSClarity-Medium" style:font-name-complex="CSClarity-Medium" fo:color="#263648" fo:font-size="20pt" style:font-size-asian="20pt" style:font-size-complex="20pt"/>
    </style:style>
    <style:style style:name="P3" style:parent-style-name="Normal" style:family="paragraph">
      <style:paragraph-properties style:text-autospace="none" fo:margin-bottom="0in" fo:line-height="100%"/>
      <style:text-properties style:font-name="CSClarity-Medium" style:font-name-complex="CSClarity-Medium" fo:color="#263648" fo:font-size="14pt" style:font-size-asian="14pt" style:font-size-complex="14pt"/>
    </style:style>
    <style:style style:name="P4" style:parent-style-name="Normal" style:family="paragraph">
      <style:paragraph-properties style:text-autospace="none" fo:margin-bottom="0in" fo:line-height="100%"/>
      <style:text-properties style:font-name="CSClarity-Medium" style:font-name-complex="CSClarity-Medium" fo:color="#263648" fo:font-size="14pt" style:font-size-asian="14pt" style:font-size-complex="14pt"/>
    </style:style>
    <style:style style:name="P5" style:parent-style-name="ListParagraph" style:list-style-name="LFO1" style:family="paragraph">
      <style:paragraph-properties style:text-autospace="none" fo:margin-bottom="0in" fo:line-height="100%"/>
      <style:text-properties style:font-name="CSClarity-Medium" style:font-name-complex="CSClarity-Medium" fo:color="#263648" fo:font-size="14pt" style:font-size-asian="14pt" style:font-size-complex="14pt"/>
    </style:style>
    <style:style style:name="P6" style:parent-style-name="Normal" style:family="paragraph">
      <style:paragraph-properties style:text-autospace="none" fo:margin-bottom="0in" fo:line-height="100%"/>
      <style:text-properties style:font-name="CSClarity-Medium" style:font-name-complex="CSClarity-Medium" fo:font-style="italic" style:font-style-asian="italic" style:font-style-complex="italic" fo:color="#263648" fo:font-size="14pt" style:font-size-asian="14pt" style:font-size-complex="14pt"/>
    </style:style>
    <style:style style:name="P7" style:parent-style-name="Normal" style:family="paragraph">
      <style:paragraph-properties style:text-autospace="none" fo:margin-bottom="0in" fo:line-height="100%"/>
      <style:text-properties style:font-name="CSClarity-Medium" style:font-name-complex="CSClarity-Medium" fo:color="#263648" fo:font-size="14pt" style:font-size-asian="14pt" style:font-size-complex="14pt"/>
    </style:style>
    <style:style style:name="P8" style:parent-style-name="Normal" style:family="paragraph">
      <style:paragraph-properties style:text-autospace="none" fo:margin-bottom="0in" fo:line-height="100%"/>
      <style:text-properties style:font-name="CSClarity-Medium" style:font-name-complex="CSClarity-Medium" fo:color="#263648" fo:font-size="14pt" style:font-size-asian="14pt" style:font-size-complex="14pt"/>
    </style:style>
    <style:style style:name="P9" style:parent-style-name="ListParagraph" style:list-style-name="LFO1" style:family="paragraph">
      <style:paragraph-properties style:text-autospace="none" fo:margin-bottom="0in" fo:line-height="100%"/>
      <style:text-properties style:font-name="CSClarity-Medium" style:font-name-complex="CSClarity-Medium" fo:color="#263648" fo:font-size="14pt" style:font-size-asian="14pt" style:font-size-complex="14pt"/>
    </style:style>
    <style:style style:name="P10" style:parent-style-name="ListParagraph" style:family="paragraph">
      <style:paragraph-properties style:text-autospace="none" fo:margin-bottom="0in" fo:line-height="100%" fo:margin-left="0.525in">
        <style:tab-stops/>
      </style:paragraph-properties>
      <style:text-properties style:font-name="CSClarity-Medium" style:font-name-complex="CSClarity-Medium" fo:color="#263648" fo:font-size="14pt" style:font-size-asian="14pt" style:font-size-complex="14pt"/>
    </style:style>
    <style:style style:name="P11" style:parent-style-name="ListParagraph" style:family="paragraph">
      <style:paragraph-properties style:text-autospace="none" fo:margin-bottom="0in" fo:line-height="100%" fo:margin-left="0.525in">
        <style:tab-stops/>
      </style:paragraph-properties>
      <style:text-properties style:font-name="CSClarity-Medium" style:font-name-complex="CSClarity-Medium" fo:color="#263648" fo:font-size="14pt" style:font-size-asian="14pt" style:font-size-complex="14pt"/>
    </style:style>
    <style:style style:name="P12" style:parent-style-name="Normal" style:family="paragraph">
      <style:paragraph-properties style:text-autospace="none" fo:margin-bottom="0in" fo:line-height="100%"/>
      <style:text-properties style:font-name="CSClarity-Medium" style:font-name-complex="CSClarity-Medium" fo:color="#263648" fo:font-size="14pt" style:font-size-asian="14pt" style:font-size-complex="14pt"/>
    </style:style>
    <style:style style:name="P13" style:parent-style-name="ListParagraph" style:family="paragraph">
      <style:paragraph-properties style:text-autospace="none" fo:margin-bottom="0in" fo:line-height="100%" fo:margin-left="0.525in">
        <style:tab-stops/>
      </style:paragraph-properties>
      <style:text-properties style:font-name="CSClarity-Medium" style:font-name-complex="CSClarity-Medium" fo:color="#263648" fo:font-size="14pt" style:font-size-asian="14pt" style:font-size-complex="14pt"/>
    </style:style>
    <style:style style:name="P14" style:parent-style-name="ListParagraph" style:list-style-name="LFO1" style:family="paragraph">
      <style:paragraph-properties style:text-autospace="none" fo:margin-bottom="0in" fo:line-height="100%"/>
      <style:text-properties style:font-name="CSClarity-Medium" style:font-name-complex="CSClarity-Medium" fo:color="#263648" fo:font-size="14pt" style:font-size-asian="14pt" style:font-size-complex="14pt"/>
    </style:style>
    <style:style style:name="P15" style:parent-style-name="ListParagraph" style:family="paragraph">
      <style:paragraph-properties style:text-autospace="none" fo:margin-bottom="0in" fo:line-height="100%" fo:margin-left="0.525in">
        <style:tab-stops/>
      </style:paragraph-properties>
      <style:text-properties style:font-name="CSClarity-Medium" style:font-name-complex="CSClarity-Medium" fo:color="#263648" fo:font-size="14pt" style:font-size-asian="14pt" style:font-size-complex="14pt"/>
    </style:style>
    <style:style style:name="P16" style:parent-style-name="Normal" style:family="paragraph">
      <style:paragraph-properties style:text-autospace="none" fo:margin-bottom="0in" fo:line-height="100%"/>
      <style:text-properties style:font-name="CSClarity-Medium" style:font-name-complex="CSClarity-Medium" fo:color="#263648" fo:font-size="14pt" style:font-size-asian="14pt" style:font-size-complex="14pt"/>
    </style:style>
    <style:style style:name="P17" style:parent-style-name="Normal" style:family="paragraph">
      <style:paragraph-properties style:text-autospace="none" fo:margin-bottom="0in" fo:line-height="100%"/>
      <style:text-properties style:font-name="CSClarity-Medium" style:font-name-complex="CSClarity-Medium" fo:color="#263648" fo:font-size="14pt" style:font-size-asian="14pt" style:font-size-complex="14pt"/>
    </style:style>
    <style:style style:name="P18" style:parent-style-name="ListParagraph" style:family="paragraph">
      <style:paragraph-properties style:text-autospace="none" fo:margin-bottom="0in" fo:line-height="100%" fo:margin-left="0.525in">
        <style:tab-stops/>
      </style:paragraph-properties>
      <style:text-properties style:font-name="CSClarity-Medium" style:font-name-complex="CSClarity-Medium" fo:color="#263648" fo:font-size="14pt" style:font-size-asian="14pt" style:font-size-complex="14pt"/>
    </style:style>
    <style:style style:name="P19" style:parent-style-name="ListParagraph" style:family="paragraph">
      <style:paragraph-properties style:text-autospace="none" fo:margin-bottom="0in" fo:line-height="100%" fo:margin-left="0.525in">
        <style:tab-stops/>
      </style:paragraph-properties>
      <style:text-properties style:font-name="CSClarity-Medium" style:font-name-complex="CSClarity-Medium" fo:color="#263648" fo:font-size="14pt" style:font-size-asian="14pt" style:font-size-complex="14pt"/>
    </style:style>
    <style:style style:name="P20" style:parent-style-name="ListParagraph" style:family="paragraph">
      <style:paragraph-properties style:text-autospace="none" fo:margin-bottom="0in" fo:line-height="100%" fo:margin-left="0.525in">
        <style:tab-stops/>
      </style:paragraph-properties>
      <style:text-properties style:font-name="CSClarity-Medium" style:font-name-complex="CSClarity-Medium" fo:color="#263648" fo:font-size="14pt" style:font-size-asian="14pt" style:font-size-complex="14pt"/>
    </style:style>
    <style:style style:name="P21" style:parent-style-name="Normal" style:family="paragraph">
      <style:paragraph-properties style:text-autospace="none" fo:margin-bottom="0in" fo:line-height="100%"/>
      <style:text-properties style:font-name="CSClarity-Medium" style:font-name-complex="CSClarity-Medium" fo:color="#263648" fo:font-size="14pt" style:font-size-asian="14pt" style:font-size-complex="14pt"/>
    </style:style>
    <style:style style:name="P22" style:parent-style-name="Normal" style:family="paragraph">
      <style:paragraph-properties style:text-autospace="none" fo:margin-bottom="0in" fo:line-height="100%"/>
      <style:text-properties style:font-name="CSClarity-Medium" style:font-name-complex="CSClarity-Medium" fo:color="#263648" fo:font-size="44pt" style:font-size-asian="44pt" style:font-size-complex="44pt"/>
    </style:style>
  </office:automatic-styles>
  <office:body>
    <office:text text:use-soft-page-breaks="true">
      <text:p text:style-name="P1">Additional Questions</text:p>
      <text:p text:style-name="P2"/>
      <text:p text:style-name="P3">Alongside the code you’ve provided for the previous questions, please provide written answers to the following questions:</text:p>
      <text:p text:style-name="P4"/>
      <text:list text:style-name="LFO1" text:continue-numbering="true">
        <text:list-item>
          <text:p text:style-name="P5">How would you integrate the tests you have written into a continuous integration environment?</text:p>
        </text:list-item>
      </text:list>
      <text:p text:style-name="P6">I will push the code into git which will trigger jenkins job for QA testing environment. once all my test works perfectly, I will add my test as part of the deployment step for new features coming from development branch so each time the developers commits a new code, my test will be executed before promotion to different environment (DEV, TEST, PROD)</text:p>
      <text:p text:style-name="P7"/>
      <text:p text:style-name="P8"/>
      <text:list text:style-name="LFO1" text:continue-numbering="true">
        <text:list-item>
          <text:p text:style-name="P9">How would you approach running the same tests across mobile devices and different browsers?</text:p>
        </text:list-item>
      </text:list>
      <text:p text:style-name="P10">I will use an additional tool called<text:s/>browserstack<text:s/>and use it in running the same tests across mobile devices and different browsers</text:p>
      <text:p text:style-name="P11"/>
      <text:p text:style-name="P12"/>
      <text:p text:style-name="P13"/>
      <text:list text:style-name="LFO1" text:continue-numbering="true">
        <text:list-item>
          <text:p text:style-name="P14">If you had more time available, are there any improvements that you would make to the code provided?</text:p>
        </text:list-item>
      </text:list>
      <text:p text:style-name="P15"/>
      <text:p text:style-name="P16"><text:s text:c="15"/>I will<text:s/>Making used of make use of more object oriented programming.</text:p>
      <text:p text:style-name="P17"/>
      <text:p text:style-name="P18"><text:s text:c="2"/>I will<text:s/>move elements into variables so they can be reuse</text:p>
      <text:p text:style-name="P19"/>
      <text:p text:style-name="P20"><text:s/>I will integrate it with cucumber and run it with feature files.</text:p>
      <text:p text:style-name="P21"/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SClarity-Medium" svg:font-family="CSClarity-Medium" style:font-family-generic="swiss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75in" text:list-level-position-and-space-mode="label-alignment">
          <style:list-level-label-alignment text:label-followed-by="listtab" fo:margin-left="0.525in" fo:text-indent="-0.27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feoghene Agadagba</meta:initial-creator>
    <dc:creator>Efeoghene Agadagba</dc:creator>
    <meta:creation-date>2020-02-12T00:55:00Z</meta:creation-date>
    <dc:date>2020-02-12T01:03:00Z</dc:date>
    <meta:template xlink:href="Normal.dotm" xlink:type="simple"/>
    <meta:editing-cycles>1</meta:editing-cycles>
    <meta:editing-duration>PT480S</meta:editing-duration>
    <meta:document-statistic meta:page-count="1" meta:paragraph-count="2" meta:word-count="169" meta:character-count="1134" meta:row-count="8" meta:non-whitespace-character-count="967"/>
  </office:meta>
</office:document-meta>
</file>